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a5f23" officeooo:paragraph-rsid="001a5f23"/>
    </style:style>
    <style:style style:name="P2" style:family="paragraph" style:parent-style-name="Standard">
      <style:text-properties officeooo:rsid="001e740d" officeooo:paragraph-rsid="001e740d"/>
    </style:style>
    <style:style style:name="P3" style:family="paragraph" style:parent-style-name="Standard">
      <style:text-properties fo:font-size="16pt" officeooo:rsid="001e740d" officeooo:paragraph-rsid="001e740d" style:font-size-asian="16pt" style:font-size-complex="16pt"/>
    </style:style>
    <style:style style:name="P4" style:family="paragraph" style:parent-style-name="Standard">
      <style:text-properties fo:font-size="16pt" officeooo:rsid="001e740d" officeooo:paragraph-rsid="00264f22" style:font-size-asian="16pt" style:font-size-complex="16pt"/>
    </style:style>
    <style:style style:name="P5" style:family="paragraph" style:parent-style-name="Standard">
      <style:text-properties fo:font-size="16pt" officeooo:rsid="0027be22" officeooo:paragraph-rsid="0027be22" style:font-size-asian="16pt" style:font-size-complex="16pt"/>
    </style:style>
    <style:style style:name="P6" style:family="paragraph" style:parent-style-name="Standard">
      <style:text-properties officeooo:rsid="00264f22" officeooo:paragraph-rsid="00264f22"/>
    </style:style>
    <style:style style:name="T1" style:family="text">
      <style:text-properties officeooo:rsid="001d1478"/>
    </style:style>
    <style:style style:name="T2" style:family="text">
      <style:text-properties officeooo:rsid="001f2d37"/>
    </style:style>
    <style:style style:name="T3" style:family="text">
      <style:text-properties officeooo:rsid="0020ef0e"/>
    </style:style>
    <style:style style:name="T4" style:family="text">
      <style:text-properties officeooo:rsid="00226a6b"/>
    </style:style>
    <style:style style:name="T5" style:family="text">
      <style:text-properties officeooo:rsid="00262705"/>
    </style:style>
    <style:style style:name="T6" style:family="text">
      <style:text-properties officeooo:rsid="00264f2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dividual Presentation</text:p>
      <text:p text:style-name="P1"/>
      <text:p text:style-name="P1">Title of Presentation:</text:p>
      <text:p text:style-name="P1"/>
      <text:p text:style-name="P1">Replacing the Smallest Number in a List of Sorted Integers by the Sum of a Custom Range (A “Scoop”) of the Smallest Numbers <text:span text:style-name="T1">from the Same List </text:span>(And Then Sorting Again, and Iterating <text:span text:style-name="T1">Ad Infinitum</text:span>) Creates <text:span text:style-name="T1">Series</text:span> of <text:span text:style-name="T1">Modified </text:span>Fibonacci Equations and their Respective <text:span text:style-name="T1">Modified </text:span>Golden Ratios</text:p>
      <text:p text:style-name="P1"/>
      <text:p text:style-name="P6">‘Slotted’ Fibonacci-like Sequences and their Bases of Growth</text:p>
      <text:p text:style-name="P1"/>
      <text:p text:style-name="P2">Abstract:</text:p>
      <text:p text:style-name="P3"/>
      <text:p text:style-name="P4">The Fibonacci Sequence is F_n = F_n-1 + F_n-2, with an exponential base growth of the golden ratio. But there is also a series of Fibonacci-like equations formulated by adding the previous term with an increasing <text:span text:style-name="T6">degree</text:span><text:span text:style-name="T3"> of</text:span> previous terms, ranging from F_n =F_n-1 <text:span text:style-name="T6">+ </text:span>F_n-3 <text:s/>(base growth of the “super-golden” ratio), and F_n = F_n-1 <text:span text:style-name="T6">+ </text:span><text:s/>F_n-4 (base growth of the “plastic” ratio), and so forth. While these bases of growth can be calculated directly from the recursive equation’s characteristic equation and its roots, the series can also be calculated by an iterative algorithm of replacing the smallest number in a list of sorted integers by the sum of a custom range (a “scoop”) of the smallest numbers from the same list, and then sorting before the next round of iteration. <text:span text:style-name="T3">The algorithm is simple enough to do by hand on paper, but the fun is implementing it in code so that </text:span><text:span text:style-name="T6">list </text:span><text:span text:style-name="T3">lengths and iteration </text:span><text:span text:style-name="T4">counts</text:span><text:span text:style-name="T3"> can be extended towards infinity. </text:span>In this lecture we will explore the algorithm’<text:span text:style-name="T5">s implementation in </text:span><text:span text:style-name="T6">the </text:span><text:span text:style-name="T5">Julia programming language</text:span>, variations <text:span text:style-name="T5">of it </text:span><text:span text:style-name="T6">in the seed phrase</text:span>, and what we can glean from its relation to the Fibonacci-like <text:span text:style-name="T2">sequences</text:span>.</text:p>
      <text:p text:style-name="P4"/>
      <text:p text:style-name="P5">We call “Fibonacci-Like” sequences, algorithmically-defined sequences formed using patterns of the following type: F_n = a_n-1*F_n-1 + a_n-2*F_n-2 + … + a_n-k * F_n-k. However, we noticed that we could also create “Slotted Fibonacci-Like” sequences where instead of picking previous values from the sequences in our recursive definition, we add (potentially multiples of) a selection of values (which we call a ‘scoop’) from a fixed set of registers. The registers are put into an array from which we study the patterns of growth of the distinct numbers we obtain. We further study related <text:soft-page-break/>equations, alternate interpretations, and behaviors (including their bases of growth) of our sequence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9T11:16:07.600994899</meta:creation-date>
    <meta:generator>LibreOffice/7.0.4.2$Linux_X86_64 LibreOffice_project/00$Build-2</meta:generator>
    <dc:date>2023-03-14T12:18:14.897409563</dc:date>
    <meta:editing-duration>P4DT2H32M21S</meta:editing-duration>
    <meta:editing-cycles>9</meta:editing-cycles>
    <meta:document-statistic meta:table-count="0" meta:image-count="0" meta:object-count="0" meta:page-count="2" meta:paragraph-count="7" meta:word-count="363" meta:character-count="2247" meta:non-whitespace-character-count="1888"/>
  </office:meta>
</office:document-meta>
</file>